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right" fo:break-before="auto" style:writing-mode="lr-tb"/>
    </style:style>
    <style:style style:name="T1_1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4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5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6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7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8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9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0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1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2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3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4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5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6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7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8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19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0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1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2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3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4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5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6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7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8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29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0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1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2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3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4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5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6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7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8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39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40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41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42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43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T1_44" style:family="text">
      <style:text-properties fo:background-color="#ffffff" style:font-name="Comic Sans MS" fo:font-size="9pt" style:font-name-asian="Comic Sans MS" style:font-size-asian="9pt" style:font-name-complex="Comic Sans MS" style:font-size-complex="9pt"/>
    </style:style>
    <style:style style:name="P2" style:family="paragraph" style:parent-style-name="Standard">
      <style:paragraph-properties fo:text-align="center" fo:break-before="auto" style:writing-mode="lr-tb"/>
      <style:text-properties fo:background-color="#ffffff" style:font-name="Comic Sans MS" style:font-name-asian="Comic Sans MS" style:font-name-complex="Comic Sans MS"/>
    </style:style>
    <style:style style:name="P3" style:family="paragraph" style:parent-style-name="Standard">
      <style:paragraph-properties fo:text-align="center" fo:break-before="auto" style:writing-mode="lr-tb"/>
      <style:text-properties fo:background-color="#ffffff" style:font-name="Comic Sans MS" style:font-name-asian="Comic Sans MS" style:font-name-complex="Comic Sans MS"/>
    </style:style>
    <style:style style:name="P4" style:family="paragraph" style:parent-style-name="Standard">
      <style:paragraph-properties fo:text-align="center" fo:break-before="auto" style:writing-mode="lr-tb"/>
      <style:text-properties fo:background-color="#ffffff" style:font-name="Comic Sans MS" style:font-name-asian="Comic Sans MS" style:font-name-complex="Comic Sans MS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style:text-underline-style="solid" style:text-underline-color="font-color"/>
    </style:style>
    <style:style style:name="T5_2" style:family="text">
      <style:text-properties fo:font-size="18pt" style:font-size-asian="18pt" style:font-size-complex="18pt" style:text-underline-style="solid" style:text-underline-color="font-color"/>
    </style:style>
    <style:style style:name="T5_3" style:family="text">
      <style:text-properties fo:font-size="18pt" style:font-size-asian="18pt" style:font-size-complex="18pt" style:text-underline-style="solid" style:text-underline-color="font-color"/>
    </style:style>
    <style:style style:name="T5_4" style:family="text">
      <style:text-properties fo:font-size="18pt" style:font-size-asian="18pt" style:font-size-complex="18pt" style:text-underline-style="solid" style:text-underline-color="font-color"/>
    </style:style>
    <style:style style:name="T5_5" style:family="text">
      <style:text-properties fo:font-size="18pt" style:font-size-asian="18pt" style:font-size-complex="18pt" style:text-underline-style="solid" style:text-underline-color="font-color"/>
    </style:style>
    <style:style style:name="T5_6" style:family="text">
      <style:text-properties fo:font-size="18pt" style:font-size-asian="18pt" style:font-size-complex="18pt" style:text-underline-style="solid" style:text-underline-color="font-color"/>
    </style:style>
    <style:style style:name="T5_7" style:family="text">
      <style:text-properties fo:font-size="18pt" style:font-size-asian="18pt" style:font-size-complex="18pt" style:text-underline-style="solid" style:text-underline-color="font-color"/>
    </style:style>
    <style:style style:name="P6" style:family="paragraph" style:parent-style-name="Standard">
      <style:paragraph-properties fo:text-align="center" fo:break-before="auto" style:writing-mode="lr-tb"/>
      <style:text-properties fo:background-color="#ffffff" style:font-name="Comic Sans MS" style:font-name-asian="Comic Sans MS" style:font-name-complex="Comic Sans MS"/>
    </style:style>
    <style:style style:name="P7" style:family="paragraph" style:parent-style-name="Standard">
      <style:paragraph-properties fo:text-align="center" fo:break-before="auto" style:writing-mode="lr-tb"/>
      <style:text-properties fo:background-color="#ffffff" style:font-name="Comic Sans MS" style:font-name-asian="Comic Sans MS" style:font-name-complex="Comic Sans MS"/>
    </style:style>
    <style:style style:name="P8" style:family="paragraph" style:parent-style-name="Standard">
      <style:paragraph-properties fo:text-align="center" fo:break-before="auto" style:writing-mode="lr-tb"/>
      <style:text-properties fo:background-color="#ffffff" style:font-name="Comic Sans MS" style:font-name-asian="Comic Sans MS" style:font-name-complex="Comic Sans MS"/>
    </style:style>
    <style:style style:name="P9" style:family="paragraph" style:parent-style-name="Heading_20_2">
      <style:paragraph-properties fo:break-before="auto" style:writing-mode="lr-tb"/>
    </style:style>
    <style:style style:name="T9_1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9_2" style:family="text"/>
    <style:style style:name="T9_3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background-color="#ffffff"/>
    </style:style>
    <style:style style:name="P11" style:family="paragraph" style:parent-style-name="Standard">
      <style:paragraph-properties fo:break-before="auto" fo:margin-top="0cm" style:writing-mode="lr-tb"/>
    </style:style>
    <style:style style:name="T11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1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2" style:family="paragraph" style:parent-style-name="Standard">
      <style:paragraph-properties fo:break-before="auto" fo:margin-top="0cm" style:writing-mode="lr-tb"/>
    </style:style>
    <style:style style:name="T12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2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2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2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2_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1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1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1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1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1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2_1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2_16" style:family="text">
      <style:text-properties fo:background-color="#ffffff" fo:color="#a6a6a6" style:font-name="Comic Sans MS" fo:font-size="10pt" style:font-name-asian="Comic Sans MS" style:font-size-asian="10pt" style:font-name-complex="Comic Sans MS" style:font-size-complex="10pt"/>
    </style:style>
    <style:style style:name="T12_1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1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3_1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1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4_1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5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6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6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6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6_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1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2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3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4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4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4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4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6_4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7" style:family="paragraph" style:parent-style-name="Standard">
      <style:paragraph-properties fo:break-before="auto" fo:margin-top="0cm" fo:margin-bottom="0cm" style:writing-mode="lr-tb"/>
    </style:style>
    <style:style style:name="T17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7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7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7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7_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17_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1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2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3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4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4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4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4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4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17_4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18" style:family="paragraph" style:parent-style-name="Heading_20_2">
      <style:paragraph-properties fo:break-before="auto" style:writing-mode="lr-tb"/>
    </style:style>
    <style:style style:name="T18_1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18_2" style:family="text"/>
    <style:style style:name="T18_3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18_4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18_5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18_6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18_7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2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3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4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5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6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7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8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19_9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P20" style:family="paragraph" style:parent-style-name="Standard">
      <style:paragraph-properties fo:break-before="auto" fo:margin-top="0cm" style:writing-mode="lr-tb"/>
    </style:style>
    <style:style style:name="T20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0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0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0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8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9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10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1_1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1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4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5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6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7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8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29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30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31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32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33" style:family="text">
      <style:text-properties fo:background-color="#ffffff" fo:color="#bfbfbf" style:font-name="Comic Sans MS" fo:font-size="10pt" style:font-name-asian="Comic Sans MS" style:font-size-asian="10pt" style:font-name-complex="Comic Sans MS" style:font-size-complex="10pt"/>
    </style:style>
    <style:style style:name="T21_3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2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3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4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5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6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7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T22_8" style:family="text">
      <style:text-properties fo:background-color="#ffffff" style:font-name="Comic Sans MS" style:font-name-asian="Comic Sans MS" style:font-name-complex="Comic Sans MS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fo:background-color="#ffffff" style:font-name="Comic Sans MS" style:font-name-asian="Comic Sans MS" style:font-name-complex="Comic Sans MS"/>
    </style:style>
    <style:style style:name="T23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3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3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3_5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3_6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3_7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3_8" style:family="text">
      <style:text-properties fo:background-color="#ffffff" fo:font-size="10pt" style:font-size-asian="10pt" style:font-size-complex="10pt"/>
    </style:style>
    <style:style style:name="P24" style:family="paragraph" style:parent-style-name="Standard">
      <style:paragraph-properties fo:break-before="auto" fo:margin-top="0cm" style:writing-mode="lr-tb"/>
    </style:style>
    <style:style style:name="T24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4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4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4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>
      <style:text-properties fo:background-color="#ffffff" fo:font-size="10pt" style:font-size-asian="10pt" style:font-size-complex="10pt"/>
    </style:style>
    <style:style style:name="T25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5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5_4" style:family="text">
      <style:text-properties fo:background-color="#ffffff" fo:font-size="10pt" style:font-size-asian="10pt" style:font-size-complex="10pt"/>
    </style:style>
    <style:style style:name="P26" style:family="paragraph" style:parent-style-name="Standard">
      <style:paragraph-properties fo:break-before="auto" fo:margin-top="0cm" style:writing-mode="lr-tb"/>
    </style:style>
    <style:style style:name="T26_1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6_2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6_3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T26_4" style:family="text">
      <style:text-properties fo:background-color="#ffffff" style:font-name="Comic Sans MS" fo:font-size="10pt" style:font-name-asian="Comic Sans MS" style:font-size-asian="10pt" style:font-name-complex="Comic Sans MS" style:font-size-complex="10pt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 style:font-name="Comic Sans MS" style:font-name-asian="Comic Sans MS" style:font-name-complex="Comic Sans MS"/>
    </style:style>
    <style:style style:name="T27_3" style:family="text">
      <style:text-properties fo:background-color="#ffffff" style:font-name="Comic Sans MS" style:font-name-asian="Comic Sans MS" style:font-name-complex="Comic Sans MS"/>
    </style:style>
    <style:style style:name="T27_4" style:family="text">
      <style:text-properties fo:background-color="#ffffff" style:font-name="Comic Sans MS" style:font-name-asian="Comic Sans MS" style:font-name-complex="Comic Sans MS"/>
    </style:style>
    <style:style style:name="T27_5" style:family="text">
      <style:text-properties fo:background-color="#ffffff" style:font-name="Comic Sans MS" style:font-name-asian="Comic Sans MS" style:font-name-complex="Comic Sans MS"/>
    </style:style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 style:font-name="Comic Sans MS" style:font-name-asian="Comic Sans MS" style:font-name-complex="Comic Sans MS"/>
    </style:style>
    <style:style style:name="T28_3" style:family="text">
      <style:text-properties fo:background-color="#ffffff" style:font-name="Comic Sans MS" style:font-name-asian="Comic Sans MS" style:font-name-complex="Comic Sans MS"/>
    </style:style>
    <style:style style:name="T28_4" style:family="text">
      <style:text-properties fo:background-color="#ffffff" style:font-name="Comic Sans MS" style:font-name-asian="Comic Sans MS" style:font-name-complex="Comic Sans MS"/>
    </style:style>
    <style:style style:name="P2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 style:font-name="Comic Sans MS" style:font-name-asian="Comic Sans MS" style:font-name-complex="Comic Sans MS"/>
    </style:style>
    <style:style style:name="T29_3" style:family="text">
      <style:text-properties fo:background-color="#ffffff" style:font-name="Comic Sans MS" style:font-name-asian="Comic Sans MS" style:font-name-complex="Comic Sans MS"/>
    </style:style>
    <style:style style:name="T29_4" style:family="text">
      <style:text-properties fo:background-color="#ffffff" style:font-name="Comic Sans MS" style:font-name-asian="Comic Sans MS" style:font-name-complex="Comic Sans MS"/>
    </style:style>
    <style:style style:name="T29_5" style:family="text">
      <style:text-properties fo:background-color="#ffffff" style:font-name="Comic Sans MS" style:font-name-asian="Comic Sans MS" style:font-name-complex="Comic Sans MS"/>
    </style:style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Heading_20_2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>
      <style:text-properties fo:background-color="#ffffff" style:font-name="Comic Sans MS" style:font-name-asian="Comic Sans MS" style:font-name-complex="Comic Sans MS"/>
    </style:style>
    <style:style style:name="T34_2" style:family="text">
      <style:text-properties fo:background-color="#ffffff" style:font-name="Comic Sans MS" style:font-name-asian="Comic Sans MS" style:font-name-complex="Comic Sans MS"/>
    </style:style>
    <style:style style:name="T34_3" style:family="text">
      <style:text-properties fo:background-color="#ffffff" fo:color="#a6a6a6" style:font-name="Comic Sans MS" style:font-name-asian="Comic Sans MS" style:font-name-complex="Comic Sans MS"/>
    </style:style>
    <style:style style:name="T34_4" style:family="text">
      <style:text-properties fo:background-color="#ffffff" fo:color="#a6a6a6" style:font-name="Comic Sans MS" style:font-name-asian="Comic Sans MS" style:font-name-complex="Comic Sans MS"/>
    </style:style>
    <style:style style:name="T34_5" style:family="text">
      <style:text-properties fo:background-color="#ffffff" fo:color="#a6a6a6" style:font-name="Comic Sans MS" style:font-name-asian="Comic Sans MS" style:font-name-complex="Comic Sans MS"/>
    </style:style>
    <style:style style:name="T34_6" style:family="text">
      <style:text-properties fo:background-color="#ffffff" fo:color="#a6a6a6" style:font-name="Comic Sans MS" style:font-name-asian="Comic Sans MS" style:font-name-complex="Comic Sans MS"/>
    </style:style>
    <style:style style:name="T34_7" style:family="text">
      <style:text-properties fo:background-color="#ffffff" fo:color="#a6a6a6" style:font-name="Comic Sans MS" style:font-name-asian="Comic Sans MS" style:font-name-complex="Comic Sans MS"/>
    </style:style>
    <style:style style:name="T34_8" style:family="text">
      <style:text-properties fo:background-color="#ffffff" fo:color="#a6a6a6" style:font-name="Comic Sans MS" style:font-name-asian="Comic Sans MS" style:font-name-complex="Comic Sans MS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fo:background-color="#ffffff" style:font-name="Comic Sans MS" style:font-name-asian="Comic Sans MS" style:font-name-complex="Comic Sans MS"/>
    </style:style>
    <style:style style:name="T35_2" style:family="text">
      <style:text-properties fo:background-color="#ffffff" style:font-name="Comic Sans MS" style:font-name-asian="Comic Sans MS" style:font-name-complex="Comic Sans MS"/>
    </style:style>
    <style:style style:name="T35_3" style:family="text">
      <style:text-properties fo:background-color="#ffffff" fo:color="#a6a6a6" style:font-name="Comic Sans MS" style:font-name-asian="Comic Sans MS" style:font-name-complex="Comic Sans MS"/>
    </style:style>
    <style:style style:name="T35_4" style:family="text">
      <style:text-properties fo:background-color="#ffffff" fo:color="#a6a6a6" style:font-name="Comic Sans MS" style:font-name-asian="Comic Sans MS" style:font-name-complex="Comic Sans MS"/>
    </style:style>
    <style:style style:name="T35_5" style:family="text">
      <style:text-properties fo:background-color="#ffffff" fo:color="#a6a6a6" style:font-name="Comic Sans MS" style:font-name-asian="Comic Sans MS" style:font-name-complex="Comic Sans MS"/>
    </style:style>
    <style:style style:name="T35_6" style:family="text">
      <style:text-properties fo:background-color="#ffffff" fo:color="#a6a6a6" style:font-name="Comic Sans MS" style:font-name-asian="Comic Sans MS" style:font-name-complex="Comic Sans MS"/>
    </style:style>
    <style:style style:name="T35_7" style:family="text">
      <style:text-properties fo:background-color="#ffffff" fo:color="#a6a6a6" style:font-name="Comic Sans MS" style:font-name-asian="Comic Sans MS" style:font-name-complex="Comic Sans MS"/>
    </style:style>
    <style:style style:name="T35_8" style:family="text">
      <style:text-properties fo:background-color="#ffffff" fo:color="#a6a6a6" style:font-name="Comic Sans MS" style:font-name-asian="Comic Sans MS" style:font-name-complex="Comic Sans MS"/>
    </style:style>
    <style:style style:name="T35_9" style:family="text">
      <style:text-properties fo:background-color="#ffffff" fo:color="#a6a6a6" style:font-name="Comic Sans MS" style:font-name-asian="Comic Sans MS" style:font-name-complex="Comic Sans MS"/>
    </style:style>
    <style:style style:name="T35_10" style:family="text">
      <style:text-properties fo:background-color="#ffffff" fo:color="#a6a6a6" style:font-name="Comic Sans MS" style:font-name-asian="Comic Sans MS" style:font-name-complex="Comic Sans MS"/>
    </style:style>
    <style:style style:name="T35_11" style:family="text">
      <style:text-properties fo:background-color="#ffffff" fo:color="#a6a6a6" style:font-name="Comic Sans MS" style:font-name-asian="Comic Sans MS" style:font-name-complex="Comic Sans MS"/>
    </style:style>
    <style:style style:name="T35_12" style:family="text">
      <style:text-properties fo:background-color="#ffffff" fo:color="#a6a6a6" style:font-name="Comic Sans MS" style:font-name-asian="Comic Sans MS" style:font-name-complex="Comic Sans MS"/>
    </style:style>
    <style:style style:name="T35_13" style:family="text">
      <style:text-properties fo:background-color="#ffffff" fo:color="#a6a6a6" style:font-name="Comic Sans MS" style:font-name-asian="Comic Sans MS" style:font-name-complex="Comic Sans MS"/>
    </style:style>
    <style:style style:name="T35_14" style:family="text">
      <style:text-properties fo:background-color="#ffffff" fo:color="#a6a6a6" style:font-name="Comic Sans MS" style:font-name-asian="Comic Sans MS" style:font-name-complex="Comic Sans MS"/>
    </style:style>
    <style:style style:name="T35_15" style:family="text">
      <style:text-properties fo:background-color="#ffffff" fo:color="#a6a6a6" style:font-name="Comic Sans MS" style:font-name-asian="Comic Sans MS" style:font-name-complex="Comic Sans MS"/>
    </style:style>
    <style:style style:name="T35_16" style:family="text">
      <style:text-properties fo:background-color="#ffffff" fo:color="#a6a6a6" style:font-name="Comic Sans MS" style:font-name-asian="Comic Sans MS" style:font-name-complex="Comic Sans MS"/>
    </style:style>
    <style:style style:name="T35_17" style:family="text">
      <style:text-properties fo:background-color="#ffffff" fo:color="#a6a6a6" style:font-name="Comic Sans MS" style:font-name-asian="Comic Sans MS" style:font-name-complex="Comic Sans MS"/>
    </style:style>
    <style:style style:name="T35_18" style:family="text">
      <style:text-properties fo:background-color="#ffffff" fo:color="#a6a6a6" style:font-name="Comic Sans MS" style:font-name-asian="Comic Sans MS" style:font-name-complex="Comic Sans MS"/>
    </style:style>
    <style:style style:name="T35_19" style:family="text">
      <style:text-properties fo:background-color="#ffffff" fo:color="#a6a6a6" style:font-name="Comic Sans MS" style:font-name-asian="Comic Sans MS" style:font-name-complex="Comic Sans MS"/>
    </style:style>
    <style:style style:name="T35_20" style:family="text">
      <style:text-properties fo:background-color="#ffffff" style:font-name="Comic Sans MS" style:font-name-asian="Comic Sans MS" style:font-name-complex="Comic Sans MS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fo:background-color="#ffffff" style:font-name="Comic Sans MS" style:font-name-asian="Comic Sans MS" style:font-name-complex="Comic Sans MS"/>
    </style:style>
    <style:style style:name="T36_2" style:family="text">
      <style:text-properties fo:background-color="#ffffff" style:font-name="Comic Sans MS" style:font-name-asian="Comic Sans MS" style:font-name-complex="Comic Sans MS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fo:background-color="#ffffff" style:font-name="Comic Sans MS" style:font-name-asian="Comic Sans MS" style:font-name-complex="Comic Sans MS"/>
    </style:style>
    <style:style style:name="T37_2" style:family="text">
      <style:text-properties fo:background-color="#ffffff" style:font-name="Comic Sans MS" style:font-name-asian="Comic Sans MS" style:font-name-complex="Comic Sans MS"/>
    </style:style>
    <style:style style:name="T37_3" style:family="text">
      <style:text-properties fo:background-color="#ffffff" style:font-name="Comic Sans MS" style:font-name-asian="Comic Sans MS" style:font-name-complex="Comic Sans MS"/>
    </style:style>
    <style:style style:name="T37_4" style:family="text">
      <style:text-properties fo:background-color="#ffffff" style:font-name="Comic Sans MS" style:font-name-asian="Comic Sans MS" style:font-name-complex="Comic Sans MS"/>
    </style:style>
    <style:style style:name="T37_5" style:family="text">
      <style:text-properties fo:background-color="#ffffff" style:font-name="Comic Sans MS" style:font-name-asian="Comic Sans MS" style:font-name-complex="Comic Sans MS"/>
    </style:style>
    <style:style style:name="T37_6" style:family="text">
      <style:text-properties fo:background-color="#ffffff" style:font-name="Comic Sans MS" style:font-name-asian="Comic Sans MS" style:font-name-complex="Comic Sans MS"/>
    </style:style>
    <style:style style:name="P3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8_1" style:family="text">
      <style:text-properties fo:background-color="#ffffff" style:font-name="Comic Sans MS" style:font-name-asian="Comic Sans MS" style:font-name-complex="Comic Sans MS"/>
    </style:style>
    <style:style style:name="T38_2" style:family="text">
      <style:text-properties fo:background-color="#ffffff" style:font-name="Comic Sans MS" style:font-name-asian="Comic Sans MS" style:font-name-complex="Comic Sans MS"/>
    </style:style>
    <style:style style:name="T38_3" style:family="text">
      <style:text-properties fo:background-color="#ffffff" style:font-name="Comic Sans MS" style:font-name-asian="Comic Sans MS" style:font-name-complex="Comic Sans MS"/>
    </style:style>
    <style:style style:name="T38_4" style:family="text">
      <style:text-properties fo:background-color="#ffffff" style:font-name="Comic Sans MS" style:font-name-asian="Comic Sans MS" style:font-name-complex="Comic Sans MS"/>
    </style:style>
    <style:style style:name="P39" style:family="paragraph" style:parent-style-name="Standard">
      <style:paragraph-properties fo:break-before="auto" style:writing-mode="lr-tb"/>
    </style:style>
    <style:style style:name="T39_1" style:family="text">
      <style:text-properties fo:background-color="#ffffff"/>
    </style:style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P4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41_1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T41_2" style:family="text"/>
    <style:style style:name="T41_3" style:family="text">
      <style:text-properties style:font-name="Comic Sans MS" style:font-name-asian="Comic Sans MS" style:font-name-complex="Comic Sans MS" fo:font-weight="bold" style:font-weight-asian="bold" style:font-weight-complex="bold"/>
    </style:style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 style:font-name="Comic Sans MS" style:font-name-asian="Comic Sans MS" style:font-name-complex="Comic Sans MS"/>
    </style:style>
    <style:style style:name="T42_3" style:family="text">
      <style:text-properties fo:background-color="#ffffff" style:font-name="Comic Sans MS" style:font-name-asian="Comic Sans MS" style:font-name-complex="Comic Sans MS"/>
    </style:style>
    <style:style style:name="T42_4" style:family="text">
      <style:text-properties fo:background-color="#ffffff" style:font-name="Comic Sans MS" style:font-name-asian="Comic Sans MS" style:font-name-complex="Comic Sans MS"/>
    </style:style>
    <style:style style:name="T42_5" style:family="text">
      <style:text-properties fo:background-color="#ffffff" style:font-name="Comic Sans MS" style:font-name-asian="Comic Sans MS" style:font-name-complex="Comic Sans MS"/>
    </style:style>
    <style:style style:name="T42_6" style:family="text">
      <style:text-properties fo:background-color="#ffffff" style:font-name="Comic Sans MS" style:font-name-asian="Comic Sans MS" style:font-name-complex="Comic Sans MS"/>
    </style:style>
    <style:style style:name="T42_7" style:family="text">
      <style:text-properties fo:background-color="#ffffff" style:font-name="Comic Sans MS" style:font-name-asian="Comic Sans MS" style:font-name-complex="Comic Sans MS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fo:background-color="#ffffff" style:font-name="Comic Sans MS" style:font-name-asian="Comic Sans MS" style:font-name-complex="Comic Sans MS"/>
    </style:style>
    <style:style style:name="T43_2" style:family="text">
      <style:text-properties fo:background-color="#ffffff" style:font-name="Comic Sans MS" style:font-name-asian="Comic Sans MS" style:font-name-complex="Comic Sans MS"/>
    </style:style>
    <style:style style:name="T43_3" style:family="text">
      <style:text-properties fo:background-color="#ffffff" style:font-name="Comic Sans MS" style:font-name-asian="Comic Sans MS" style:font-name-complex="Comic Sans MS"/>
    </style:style>
    <style:style style:name="T43_4" style:family="text">
      <style:text-properties fo:background-color="#ffffff" style:font-name="Comic Sans MS" style:font-name-asian="Comic Sans MS" style:font-name-complex="Comic Sans MS"/>
    </style:style>
    <style:style style:name="T43_5" style:family="text">
      <style:text-properties fo:background-color="#ffffff" fo:color="#a6a6a6" style:font-name="Comic Sans MS" style:font-name-asian="Comic Sans MS" style:font-name-complex="Comic Sans MS"/>
    </style:style>
    <style:style style:name="T43_6" style:family="text">
      <style:text-properties fo:background-color="#ffffff" fo:color="#a6a6a6" style:font-name="Comic Sans MS" style:font-name-asian="Comic Sans MS" style:font-name-complex="Comic Sans MS"/>
    </style:style>
    <style:style style:name="T43_7" style:family="text">
      <style:text-properties fo:background-color="#ffffff" fo:color="#a6a6a6" style:font-name="Comic Sans MS" style:font-name-asian="Comic Sans MS" style:font-name-complex="Comic Sans MS"/>
    </style:style>
    <style:style style:name="T43_8" style:family="text">
      <style:text-properties fo:background-color="#ffffff" fo:color="#a6a6a6" style:font-name="Comic Sans MS" style:font-name-asian="Comic Sans MS" style:font-name-complex="Comic Sans MS"/>
    </style:style>
    <style:style style:name="T43_9" style:family="text">
      <style:text-properties fo:background-color="#ffffff" fo:color="#a6a6a6" style:font-name="Comic Sans MS" style:font-name-asian="Comic Sans MS" style:font-name-complex="Comic Sans MS"/>
    </style:style>
    <style:style style:name="T43_10" style:family="text">
      <style:text-properties fo:background-color="#ffffff" fo:color="#a6a6a6" style:font-name="Comic Sans MS" style:font-name-asian="Comic Sans MS" style:font-name-complex="Comic Sans MS"/>
    </style:style>
    <style:style style:name="T43_11" style:family="text">
      <style:text-properties fo:background-color="#ffffff" fo:color="#a6a6a6" style:font-name="Comic Sans MS" style:font-name-asian="Comic Sans MS" style:font-name-complex="Comic Sans MS"/>
    </style:style>
    <style:style style:name="T43_12" style:family="text">
      <style:text-properties fo:background-color="#ffffff" fo:color="#a6a6a6" style:font-name="Comic Sans MS" style:font-name-asian="Comic Sans MS" style:font-name-complex="Comic Sans MS"/>
    </style:style>
    <style:style style:name="T43_13" style:family="text">
      <style:text-properties fo:background-color="#ffffff" fo:color="#a6a6a6" style:font-name="Comic Sans MS" style:font-name-asian="Comic Sans MS" style:font-name-complex="Comic Sans MS"/>
    </style:style>
    <style:style style:name="T43_14" style:family="text">
      <style:text-properties fo:background-color="#ffffff" style:font-name="Comic Sans MS" style:font-name-asian="Comic Sans MS" style:font-name-complex="Comic Sans MS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>
      <style:text-properties fo:background-color="#ffffff" style:font-name="Comic Sans MS" style:font-name-asian="Comic Sans MS" style:font-name-complex="Comic Sans MS"/>
    </style:style>
    <style:style style:name="T44_2" style:family="text">
      <style:text-properties fo:background-color="#ffffff" style:font-name="Comic Sans MS" style:font-name-asian="Comic Sans MS" style:font-name-complex="Comic Sans MS"/>
    </style:style>
    <style:style style:name="T44_3" style:family="text">
      <style:text-properties fo:background-color="#ffffff" style:font-name="Comic Sans MS" style:font-name-asian="Comic Sans MS" style:font-name-complex="Comic Sans MS"/>
    </style:style>
    <style:style style:name="T44_4" style:family="text">
      <style:text-properties fo:background-color="#ffffff" style:font-name="Comic Sans MS" style:font-name-asian="Comic Sans MS" style:font-name-complex="Comic Sans MS"/>
    </style:style>
    <style:style style:name="T44_5" style:family="text">
      <style:text-properties fo:background-color="#ffffff" fo:color="#a6a6a6" style:font-name="Comic Sans MS" style:font-name-asian="Comic Sans MS" style:font-name-complex="Comic Sans MS"/>
    </style:style>
    <style:style style:name="T44_6" style:family="text">
      <style:text-properties fo:background-color="#ffffff" fo:color="#a6a6a6" style:font-name="Comic Sans MS" style:font-name-asian="Comic Sans MS" style:font-name-complex="Comic Sans MS"/>
    </style:style>
    <style:style style:name="T44_7" style:family="text">
      <style:text-properties fo:background-color="#ffffff" fo:color="#a6a6a6" style:font-name="Comic Sans MS" style:font-name-asian="Comic Sans MS" style:font-name-complex="Comic Sans MS"/>
    </style:style>
    <style:style style:name="T44_8" style:family="text">
      <style:text-properties fo:background-color="#ffffff" fo:color="#a6a6a6" style:font-name="Comic Sans MS" style:font-name-asian="Comic Sans MS" style:font-name-complex="Comic Sans MS"/>
    </style:style>
    <style:style style:name="T44_9" style:family="text">
      <style:text-properties fo:background-color="#ffffff" fo:color="#a6a6a6" style:font-name="Comic Sans MS" style:font-name-asian="Comic Sans MS" style:font-name-complex="Comic Sans MS"/>
    </style:style>
    <style:style style:name="T44_10" style:family="text">
      <style:text-properties fo:background-color="#ffffff" fo:color="#a6a6a6" style:font-name="Comic Sans MS" style:font-name-asian="Comic Sans MS" style:font-name-complex="Comic Sans MS"/>
    </style:style>
    <style:style style:name="T44_11" style:family="text">
      <style:text-properties fo:background-color="#ffffff" fo:color="#a6a6a6" style:font-name="Comic Sans MS" style:font-name-asian="Comic Sans MS" style:font-name-complex="Comic Sans MS"/>
    </style:style>
    <style:style style:name="T44_12" style:family="text">
      <style:text-properties fo:background-color="#ffffff" fo:color="#a6a6a6" style:font-name="Comic Sans MS" style:font-name-asian="Comic Sans MS" style:font-name-complex="Comic Sans MS"/>
    </style:style>
    <style:style style:name="T44_13" style:family="text">
      <style:text-properties fo:background-color="#ffffff" fo:color="#a6a6a6" style:font-name="Comic Sans MS" style:font-name-asian="Comic Sans MS" style:font-name-complex="Comic Sans MS"/>
    </style:style>
    <style:style style:name="T44_14" style:family="text">
      <style:text-properties fo:background-color="#ffffff" fo:color="#a6a6a6" style:font-name="Comic Sans MS" style:font-name-asian="Comic Sans MS" style:font-name-complex="Comic Sans MS"/>
    </style:style>
    <style:style style:name="T44_15" style:family="text">
      <style:text-properties fo:background-color="#ffffff" fo:color="#a6a6a6" style:font-name="Comic Sans MS" style:font-name-asian="Comic Sans MS" style:font-name-complex="Comic Sans MS"/>
    </style:style>
    <style:style style:name="T44_16" style:family="text">
      <style:text-properties fo:background-color="#ffffff" fo:color="#a6a6a6" style:font-name="Comic Sans MS" style:font-name-asian="Comic Sans MS" style:font-name-complex="Comic Sans MS"/>
    </style:style>
    <style:style style:name="T44_17" style:family="text">
      <style:text-properties fo:background-color="#ffffff" fo:color="#a6a6a6" style:font-name="Comic Sans MS" style:font-name-asian="Comic Sans MS" style:font-name-complex="Comic Sans MS"/>
    </style:style>
    <style:style style:name="T44_18" style:family="text">
      <style:text-properties fo:background-color="#ffffff" fo:color="#a6a6a6" style:font-name="Comic Sans MS" style:font-name-asian="Comic Sans MS" style:font-name-complex="Comic Sans MS"/>
    </style:style>
    <style:style style:name="T44_19" style:family="text">
      <style:text-properties fo:background-color="#ffffff" fo:color="#a6a6a6" style:font-name="Comic Sans MS" style:font-name-asian="Comic Sans MS" style:font-name-complex="Comic Sans MS"/>
    </style:style>
    <style:style style:name="T44_20" style:family="text">
      <style:text-properties fo:background-color="#ffffff" fo:color="#a6a6a6" style:font-name="Comic Sans MS" style:font-name-asian="Comic Sans MS" style:font-name-complex="Comic Sans MS"/>
    </style:style>
    <style:style style:name="T44_21" style:family="text">
      <style:text-properties fo:background-color="#ffffff" fo:color="#a6a6a6" style:font-name="Comic Sans MS" style:font-name-asian="Comic Sans MS" style:font-name-complex="Comic Sans MS"/>
    </style:style>
    <style:style style:name="T44_22" style:family="text">
      <style:text-properties fo:background-color="#ffffff" fo:color="#a6a6a6" style:font-name="Comic Sans MS" style:font-name-asian="Comic Sans MS" style:font-name-complex="Comic Sans MS"/>
    </style:style>
    <style:style style:name="T44_23" style:family="text">
      <style:text-properties fo:background-color="#ffffff" fo:color="#a6a6a6" style:font-name="Comic Sans MS" style:font-name-asian="Comic Sans MS" style:font-name-complex="Comic Sans MS"/>
    </style:style>
    <style:style style:name="T44_24" style:family="text">
      <style:text-properties fo:background-color="#ffffff" style:font-name="Comic Sans MS" style:font-name-asian="Comic Sans MS" style:font-name-complex="Comic Sans MS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>
      <style:text-properties fo:background-color="#ffffff" style:font-name="Comic Sans MS" style:font-name-asian="Comic Sans MS" style:font-name-complex="Comic Sans MS"/>
    </style:style>
    <style:style style:name="T45_2" style:family="text">
      <style:text-properties fo:background-color="#ffffff" style:font-name="Comic Sans MS" style:font-name-asian="Comic Sans MS" style:font-name-complex="Comic Sans MS"/>
    </style:style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>
      <style:text-properties fo:background-color="#ffffff" style:font-name="Comic Sans MS" style:font-name-asian="Comic Sans MS" style:font-name-complex="Comic Sans MS"/>
    </style:style>
    <style:style style:name="T46_2" style:family="text">
      <style:text-properties fo:background-color="#ffffff" style:font-name="Comic Sans MS" style:font-name-asian="Comic Sans MS" style:font-name-complex="Comic Sans MS"/>
    </style:style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>
      <style:text-properties fo:background-color="#ffffff" style:font-name="Comic Sans MS" style:font-name-asian="Comic Sans MS" style:font-name-complex="Comic Sans MS"/>
    </style:style>
    <style:style style:name="T47_2" style:family="text">
      <style:text-properties fo:background-color="#ffffff" style:font-name="Comic Sans MS" style:font-name-asian="Comic Sans MS" style:font-name-complex="Comic Sans MS"/>
    </style:style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>
      <style:text-properties fo:background-color="#ffffff" style:font-name="Comic Sans MS" style:font-name-asian="Comic Sans MS" style:font-name-complex="Comic Sans MS"/>
    </style:style>
    <style:style style:name="T48_2" style:family="text">
      <style:text-properties fo:background-color="#ffffff" style:font-name="Comic Sans MS" style:font-name-asian="Comic Sans MS" style:font-name-complex="Comic Sans MS"/>
    </style:style>
    <style:style style:name="T48_3" style:family="text">
      <style:text-properties fo:background-color="#ffffff" fo:color="#a6a6a6" style:font-name="Comic Sans MS" style:font-name-asian="Comic Sans MS" style:font-name-complex="Comic Sans MS"/>
    </style:style>
    <style:style style:name="T48_4" style:family="text">
      <style:text-properties fo:background-color="#ffffff" fo:color="#a6a6a6" style:font-name="Comic Sans MS" style:font-name-asian="Comic Sans MS" style:font-name-complex="Comic Sans MS"/>
    </style:style>
    <style:style style:name="T48_5" style:family="text">
      <style:text-properties fo:background-color="#ffffff" fo:color="#a6a6a6" style:font-name="Comic Sans MS" style:font-name-asian="Comic Sans MS" style:font-name-complex="Comic Sans MS"/>
    </style:style>
    <style:style style:name="T48_6" style:family="text">
      <style:text-properties fo:background-color="#ffffff" fo:color="#a6a6a6" style:font-name="Comic Sans MS" style:font-name-asian="Comic Sans MS" style:font-name-complex="Comic Sans MS"/>
    </style:style>
    <style:style style:name="T48_7" style:family="text">
      <style:text-properties fo:background-color="#ffffff" fo:color="#a6a6a6" style:font-name="Comic Sans MS" style:font-name-asian="Comic Sans MS" style:font-name-complex="Comic Sans MS"/>
    </style:style>
    <style:style style:name="T48_8" style:family="text">
      <style:text-properties fo:background-color="#ffffff" fo:color="#a6a6a6" style:font-name="Comic Sans MS" style:font-name-asian="Comic Sans MS" style:font-name-complex="Comic Sans MS"/>
    </style:style>
    <style:style style:name="T48_9" style:family="text">
      <style:text-properties fo:background-color="#ffffff" fo:color="#a6a6a6" style:font-name="Comic Sans MS" style:font-name-asian="Comic Sans MS" style:font-name-complex="Comic Sans MS"/>
    </style:style>
    <style:style style:name="T48_10" style:family="text">
      <style:text-properties fo:background-color="#ffffff" fo:color="#a6a6a6" style:font-name="Comic Sans MS" style:font-name-asian="Comic Sans MS" style:font-name-complex="Comic Sans MS"/>
    </style:style>
    <style:style style:name="T48_11" style:family="text">
      <style:text-properties fo:background-color="#ffffff" fo:color="#a6a6a6" style:font-name="Comic Sans MS" style:font-name-asian="Comic Sans MS" style:font-name-complex="Comic Sans MS"/>
    </style:style>
    <style:style style:name="T48_12" style:family="text">
      <style:text-properties fo:background-color="#ffffff" fo:color="#a6a6a6" style:font-name="Comic Sans MS" style:font-name-asian="Comic Sans MS" style:font-name-complex="Comic Sans MS"/>
    </style:style>
    <style:style style:name="T48_13" style:family="text">
      <style:text-properties fo:background-color="#ffffff" fo:color="#a6a6a6" style:font-name="Comic Sans MS" style:font-name-asian="Comic Sans MS" style:font-name-complex="Comic Sans MS"/>
    </style:style>
    <style:style style:name="T48_14" style:family="text">
      <style:text-properties fo:background-color="#ffffff" fo:color="#a6a6a6" style:font-name="Comic Sans MS" style:font-name-asian="Comic Sans MS" style:font-name-complex="Comic Sans MS"/>
    </style:style>
    <style:style style:name="T48_15" style:family="text">
      <style:text-properties fo:background-color="#ffffff" fo:color="#a6a6a6" style:font-name="Comic Sans MS" style:font-name-asian="Comic Sans MS" style:font-name-complex="Comic Sans MS"/>
    </style:style>
    <style:style style:name="T48_16" style:family="text">
      <style:text-properties fo:background-color="#ffffff" style:font-name="Comic Sans MS" style:font-name-asian="Comic Sans MS" style:font-name-complex="Comic Sans MS"/>
    </style:style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>
      <style:text-properties fo:background-color="#ffffff" style:font-name="Comic Sans MS" style:font-name-asian="Comic Sans MS" style:font-name-complex="Comic Sans MS"/>
    </style:style>
    <style:style style:name="T49_2" style:family="text">
      <style:text-properties fo:background-color="#ffffff" style:font-name="Comic Sans MS" style:font-name-asian="Comic Sans MS" style:font-name-complex="Comic Sans MS"/>
    </style:style>
    <style:style style:name="T49_3" style:family="text">
      <style:text-properties fo:background-color="#ffffff" fo:color="#a6a6a6" style:font-name="Comic Sans MS" style:font-name-asian="Comic Sans MS" style:font-name-complex="Comic Sans MS"/>
    </style:style>
    <style:style style:name="T49_4" style:family="text">
      <style:text-properties fo:background-color="#ffffff" fo:color="#a6a6a6" style:font-name="Comic Sans MS" style:font-name-asian="Comic Sans MS" style:font-name-complex="Comic Sans MS"/>
    </style:style>
    <style:style style:name="T49_5" style:family="text">
      <style:text-properties fo:background-color="#ffffff" fo:color="#a6a6a6" style:font-name="Comic Sans MS" style:font-name-asian="Comic Sans MS" style:font-name-complex="Comic Sans MS"/>
    </style:style>
    <style:style style:name="T49_6" style:family="text">
      <style:text-properties fo:background-color="#ffffff" fo:color="#a6a6a6" style:font-name="Comic Sans MS" style:font-name-asian="Comic Sans MS" style:font-name-complex="Comic Sans MS"/>
    </style:style>
    <style:style style:name="T49_7" style:family="text">
      <style:text-properties fo:background-color="#ffffff" fo:color="#a6a6a6" style:font-name="Comic Sans MS" style:font-name-asian="Comic Sans MS" style:font-name-complex="Comic Sans MS"/>
    </style:style>
    <style:style style:name="T49_8" style:family="text">
      <style:text-properties fo:background-color="#ffffff" fo:color="#a6a6a6" style:font-name="Comic Sans MS" style:font-name-asian="Comic Sans MS" style:font-name-complex="Comic Sans MS"/>
    </style:style>
    <style:style style:name="T49_9" style:family="text">
      <style:text-properties fo:background-color="#ffffff" fo:color="#a6a6a6" style:font-name="Comic Sans MS" style:font-name-asian="Comic Sans MS" style:font-name-complex="Comic Sans MS"/>
    </style:style>
    <style:style style:name="T49_10" style:family="text">
      <style:text-properties fo:background-color="#ffffff" fo:color="#a6a6a6" style:font-name="Comic Sans MS" style:font-name-asian="Comic Sans MS" style:font-name-complex="Comic Sans MS"/>
    </style:style>
    <style:style style:name="T49_11" style:family="text">
      <style:text-properties fo:background-color="#ffffff" fo:color="#a6a6a6" style:font-name="Comic Sans MS" style:font-name-asian="Comic Sans MS" style:font-name-complex="Comic Sans MS"/>
    </style:style>
    <style:style style:name="T49_12" style:family="text">
      <style:text-properties fo:background-color="#ffffff" fo:color="#a6a6a6" style:font-name="Comic Sans MS" style:font-name-asian="Comic Sans MS" style:font-name-complex="Comic Sans MS"/>
    </style:style>
    <style:style style:name="T49_13" style:family="text">
      <style:text-properties fo:background-color="#ffffff" fo:color="#a6a6a6" style:font-name="Comic Sans MS" style:font-name-asian="Comic Sans MS" style:font-name-complex="Comic Sans MS"/>
    </style:style>
    <style:style style:name="T49_14" style:family="text">
      <style:text-properties fo:background-color="#ffffff" fo:color="#a6a6a6" style:font-name="Comic Sans MS" style:font-name-asian="Comic Sans MS" style:font-name-complex="Comic Sans MS"/>
    </style:style>
    <style:style style:name="T49_15" style:family="text">
      <style:text-properties fo:background-color="#ffffff" fo:color="#a6a6a6" style:font-name="Comic Sans MS" style:font-name-asian="Comic Sans MS" style:font-name-complex="Comic Sans MS"/>
    </style:style>
    <style:style style:name="T49_16" style:family="text">
      <style:text-properties fo:background-color="#ffffff" fo:color="#a6a6a6" style:font-name="Comic Sans MS" style:font-name-asian="Comic Sans MS" style:font-name-complex="Comic Sans MS"/>
    </style:style>
    <style:style style:name="T49_17" style:family="text">
      <style:text-properties fo:background-color="#ffffff" fo:color="#a6a6a6" style:font-name="Comic Sans MS" style:font-name-asian="Comic Sans MS" style:font-name-complex="Comic Sans MS"/>
    </style:style>
    <style:style style:name="T49_18" style:family="text">
      <style:text-properties fo:background-color="#ffffff" fo:color="#a6a6a6" style:font-name="Comic Sans MS" style:font-name-asian="Comic Sans MS" style:font-name-complex="Comic Sans MS"/>
    </style:style>
    <style:style style:name="T49_19" style:family="text">
      <style:text-properties fo:background-color="#ffffff" fo:color="#a6a6a6" style:font-name="Comic Sans MS" style:font-name-asian="Comic Sans MS" style:font-name-complex="Comic Sans MS"/>
    </style:style>
    <style:style style:name="T49_20" style:family="text">
      <style:text-properties fo:background-color="#ffffff" fo:color="#a6a6a6" style:font-name="Comic Sans MS" style:font-name-asian="Comic Sans MS" style:font-name-complex="Comic Sans MS"/>
    </style:style>
    <style:style style:name="T49_21" style:family="text">
      <style:text-properties fo:background-color="#ffffff" fo:color="#a6a6a6" style:font-name="Comic Sans MS" style:font-name-asian="Comic Sans MS" style:font-name-complex="Comic Sans MS"/>
    </style:style>
    <style:style style:name="T49_22" style:family="text">
      <style:text-properties fo:background-color="#ffffff" fo:color="#a6a6a6" style:font-name="Comic Sans MS" style:font-name-asian="Comic Sans MS" style:font-name-complex="Comic Sans MS"/>
    </style:style>
    <style:style style:name="T49_23" style:family="text">
      <style:text-properties fo:background-color="#ffffff" fo:color="#a6a6a6" style:font-name="Comic Sans MS" style:font-name-asian="Comic Sans MS" style:font-name-complex="Comic Sans MS"/>
    </style:style>
    <style:style style:name="P5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50_1" style:family="text">
      <style:text-properties fo:background-color="#ffffff" style:font-name="Comic Sans MS" style:font-name-asian="Comic Sans MS" style:font-name-complex="Comic Sans MS"/>
    </style:style>
    <style:style style:name="T50_2" style:family="text">
      <style:text-properties fo:background-color="#ffffff" style:font-name="Comic Sans MS" style:font-name-asian="Comic Sans MS" style:font-name-complex="Comic Sans MS"/>
    </style:style>
    <style:style style:name="T50_3" style:family="text">
      <style:text-properties fo:background-color="#ffffff" style:font-name="Comic Sans MS" style:font-name-asian="Comic Sans MS" style:font-name-complex="Comic Sans MS"/>
    </style:style>
    <style:style style:name="T50_4" style:family="text">
      <style:text-properties fo:background-color="#ffffff" style:font-name="Comic Sans MS" style:font-name-asian="Comic Sans MS" style:font-name-complex="Comic Sans MS"/>
    </style:style>
    <style:style style:name="T50_5" style:family="text">
      <style:text-properties fo:background-color="#ffffff" fo:color="#a6a6a6" style:font-name="Comic Sans MS" style:font-name-asian="Comic Sans MS" style:font-name-complex="Comic Sans MS"/>
    </style:style>
    <style:style style:name="T50_6" style:family="text">
      <style:text-properties fo:background-color="#ffffff" fo:color="#a6a6a6" style:font-name="Comic Sans MS" style:font-name-asian="Comic Sans MS" style:font-name-complex="Comic Sans MS"/>
    </style:style>
    <style:style style:name="T50_7" style:family="text">
      <style:text-properties fo:background-color="#ffffff" fo:color="#a6a6a6" style:font-name="Comic Sans MS" style:font-name-asian="Comic Sans MS" style:font-name-complex="Comic Sans MS"/>
    </style:style>
    <style:style style:name="T50_8" style:family="text">
      <style:text-properties fo:background-color="#ffffff" fo:color="#a6a6a6" style:font-name="Comic Sans MS" style:font-name-asian="Comic Sans MS" style:font-name-complex="Comic Sans MS"/>
    </style:style>
    <style:style style:name="T50_9" style:family="text">
      <style:text-properties fo:background-color="#ffffff" fo:color="#a6a6a6" style:font-name="Comic Sans MS" style:font-name-asian="Comic Sans MS" style:font-name-complex="Comic Sans MS"/>
    </style:style>
    <style:style style:name="T50_10" style:family="text">
      <style:text-properties fo:background-color="#ffffff" fo:color="#a6a6a6" style:font-name="Comic Sans MS" style:font-name-asian="Comic Sans MS" style:font-name-complex="Comic Sans MS"/>
    </style:style>
    <style:style style:name="T50_11" style:family="text">
      <style:text-properties fo:background-color="#ffffff" fo:color="#a6a6a6" style:font-name="Comic Sans MS" style:font-name-asian="Comic Sans MS" style:font-name-complex="Comic Sans MS"/>
    </style:style>
    <style:style style:name="T50_12" style:family="text">
      <style:text-properties fo:background-color="#ffffff" fo:color="#a6a6a6" style:font-name="Comic Sans MS" style:font-name-asian="Comic Sans MS" style:font-name-complex="Comic Sans MS"/>
    </style:style>
    <style:style style:name="T50_13" style:family="text">
      <style:text-properties fo:background-color="#ffffff" fo:color="#a6a6a6" style:font-name="Comic Sans MS" style:font-name-asian="Comic Sans MS" style:font-name-complex="Comic Sans MS"/>
    </style:style>
    <style:style style:name="T50_14" style:family="text">
      <style:text-properties fo:background-color="#ffffff" fo:color="#a6a6a6" style:font-name="Comic Sans MS" style:font-name-asian="Comic Sans MS" style:font-name-complex="Comic Sans MS"/>
    </style:style>
    <style:style style:name="T50_15" style:family="text">
      <style:text-properties fo:background-color="#ffffff" fo:color="#a6a6a6" style:font-name="Comic Sans MS" style:font-name-asian="Comic Sans MS" style:font-name-complex="Comic Sans MS"/>
    </style:style>
    <style:style style:name="T50_16" style:family="text">
      <style:text-properties fo:background-color="#ffffff" fo:color="#a6a6a6" style:font-name="Comic Sans MS" style:font-name-asian="Comic Sans MS" style:font-name-complex="Comic Sans MS"/>
    </style:style>
    <style:style style:name="T50_17" style:family="text">
      <style:text-properties fo:background-color="#ffffff" fo:color="#a6a6a6" style:font-name="Comic Sans MS" style:font-name-asian="Comic Sans MS" style:font-name-complex="Comic Sans MS"/>
    </style:style>
    <style:style style:name="T50_18" style:family="text">
      <style:text-properties fo:background-color="#ffffff" fo:color="#a6a6a6" style:font-name="Comic Sans MS" style:font-name-asian="Comic Sans MS" style:font-name-complex="Comic Sans MS"/>
    </style:style>
    <style:style style:name="T50_19" style:family="text">
      <style:text-properties fo:background-color="#ffffff" fo:color="#a6a6a6" style:font-name="Comic Sans MS" style:font-name-asian="Comic Sans MS" style:font-name-complex="Comic Sans MS"/>
    </style:style>
    <style:style style:name="T50_20" style:family="text">
      <style:text-properties fo:background-color="#ffffff" fo:color="#a6a6a6" style:font-name="Comic Sans MS" style:font-name-asian="Comic Sans MS" style:font-name-complex="Comic Sans MS"/>
    </style:style>
    <style:style style:name="P51" style:family="paragraph" style:parent-style-name="Standard">
      <style:paragraph-properties fo:break-before="auto" style:writing-mode="lr-tb"/>
    </style:style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Standard">
      <style:paragraph-properties fo:break-before="auto" style:writing-mode="lr-tb"/>
    </style:style>
    <style:style style:name="P54" style:family="paragraph" style:parent-style-name="Standard">
      <style:paragraph-properties fo:break-before="auto" style:writing-mode="lr-tb"/>
    </style:style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</style:style>
    <style:style style:name="P57" style:family="paragraph" style:parent-style-name="Standard">
      <style:paragraph-properties fo:break-before="auto" style:writing-mode="lr-tb"/>
    </style:style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Standard">
      <style:paragraph-properties fo:break-before="auto" style:writing-mode="lr-tb"/>
    </style:style>
    <style:style style:name="P60" style:family="paragraph" style:parent-style-name="Standard">
      <style:paragraph-properties fo:break-before="auto" style:writing-mode="lr-tb"/>
    </style:style>
    <style:style style:name="P61" style:family="paragraph" style:parent-style-name="Standard">
      <style:paragraph-properties fo:break-before="auto" style:writing-mode="lr-tb"/>
    </style:style>
    <style:style style:name="P62" style:family="paragraph" style:parent-style-name="Standard">
      <style:paragraph-properties fo:break-before="auto" style:writing-mode="lr-tb"/>
    </style:style>
    <style:style style:name="P63" style:family="paragraph" style:parent-style-name="Standard">
      <style:paragraph-properties fo:break-before="auto" style:writing-mode="lr-tb"/>
    </style:style>
    <style:style style:name="P64" style:family="paragraph" style:parent-style-name="Standard">
      <style:paragraph-properties fo:break-before="auto" style:writing-mode="lr-tb"/>
    </style:style>
    <style:style style:name="P65" style:family="paragraph" style:parent-style-name="Standard">
      <style:paragraph-properties fo:break-before="auto" style:writing-mode="lr-tb"/>
    </style:style>
    <style:style style:name="P66" style:family="paragraph" style:parent-style-name="Standard">
      <style:paragraph-properties fo:break-before="auto" style:writing-mode="lr-tb"/>
    </style:style>
    <style:style style:name="P67" style:family="paragraph" style:parent-style-name="Standard">
      <style:paragraph-properties fo:break-before="auto" style:writing-mode="lr-tb"/>
    </style:style>
    <style:style style:name="P68" style:family="paragraph" style:parent-style-name="Standard">
      <style:paragraph-properties fo:break-before="auto" style:writing-mode="lr-tb"/>
    </style:style>
    <style:style style:name="P69" style:family="paragraph" style:parent-style-name="Heading_20_1">
      <style:paragraph-properties fo:break-before="auto" style:writing-mode="lr-tb"/>
    </style:style>
    <style:style style:name="T69_1" style:family="text">
      <style:text-properties fo:font-weight="normal" style:font-weight-asian="normal" style:font-weight-complex="normal" style:text-underline-style="solid" style:text-underline-color="font-color"/>
    </style:style>
    <style:style style:name="T69_2" style:family="text">
      <style:text-properties fo:font-weight="normal" style:font-weight-asian="normal" style:font-weight-complex="normal" style:text-underline-style="solid" style:text-underline-color="font-color"/>
    </style:style>
    <style:style style:name="T69_3" style:family="text">
      <style:text-properties fo:font-weight="normal" style:font-weight-asian="normal" style:font-weight-complex="normal" style:text-underline-style="solid" style:text-underline-color="font-color"/>
    </style:style>
    <style:style style:name="T69_4" style:family="text">
      <style:text-properties fo:font-weight="normal" style:font-weight-asian="normal" style:font-weight-complex="normal" style:text-underline-style="solid" style:text-underline-color="font-color"/>
    </style:style>
    <style:style style:name="P70" style:family="paragraph" style:parent-style-name="Standard">
      <style:paragraph-properties fo:break-before="auto" style:writing-mode="lr-tb"/>
    </style:style>
    <style:style style:name="P71" style:family="paragraph" style:parent-style-name="Heading_20_2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P73" style:family="paragraph" style:parent-style-name="Heading_20_2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P75" style:family="paragraph" style:parent-style-name="Heading_20_2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P77" style:family="paragraph" style:parent-style-name="Heading_20_2">
      <style:paragraph-properties fo:break-before="auto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P79" style:family="paragraph" style:parent-style-name="Heading_20_2">
      <style:paragraph-properties fo:break-before="auto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margin-top="0cm" fo:margin-bottom="0cm" style:writing-mode="lr-tb"/>
    </style:style>
    <style:style style:name="T80_1" style:family="text"/>
    <style:style style:name="P81" style:family="paragraph" style:parent-style-name="Heading_20_2">
      <style:paragraph-properties fo:break-before="auto" style:writing-mode="lr-tb"/>
    </style:style>
    <style:style style:name="P82" style:family="paragraph" style:parent-style-name="Heading_20_2">
      <style:paragraph-properties fo:break-before="auto" style:writing-mode="lr-tb"/>
    </style:style>
  </office:automatic-styles>
  <office:body>
    <office:text>
      <text:p text:style-name="P1"><text:span text:style-name="T1_1">Reorganização</text:span><text:span text:style-name="T1_2"><text:s/></text:span><text:span text:style-name="T1_3">de</text:span><text:span text:style-name="T1_4"><text:s/></text:span><text:span text:style-name="T1_5">documentação</text:span><text:span text:style-name="T1_6"><text:s/></text:span><text:span text:style-name="T1_7">para</text:span><text:span text:style-name="T1_8"><text:s/></text:span><text:span text:style-name="T1_9">o</text:span><text:span text:style-name="T1_10"><text:s/></text:span><text:span text:style-name="T1_11">projeto</text:span><text:span text:style-name="T1_12"><text:s/></text:span><text:span text:style-name="T1_13">The</text:span><text:span text:style-name="T1_14"><text:s/></text:span><text:span text:style-name="T1_15">Light</text:span><text:span text:style-name="T1_16"><text:s/></text:span><text:span text:style-name="T1_17">of</text:span><text:span text:style-name="T1_18"><text:s/></text:span><text:span text:style-name="T1_19">the</text:span><text:span text:style-name="T1_20"><text:s/></text:span><text:span text:style-name="T1_21">Darkness</text:span><text:span text:style-name="T1_22">,<text:s/></text:span><text:span text:style-name="T1_23">Sidescrolling</text:span><text:span text:style-name="T1_24"><text:s/>2</text:span><text:span text:style-name="T1_25">D</text:span><text:span text:style-name="T1_26"><text:s/></text:span><text:span text:style-name="T1_27">comelementos</text:span><text:span text:style-name="T1_28"><text:s/></text:span><text:span text:style-name="T1_29">de</text:span><text:span text:style-name="T1_30"><text:s/></text:span><text:span text:style-name="T1_31">RPG</text:span><text:span text:style-name="T1_32"><text:s/></text:span><text:span text:style-name="T1_33">e</text:span><text:span text:style-name="T1_34"><text:s/></text:span><text:span text:style-name="T1_35">aventura</text:span><text:span text:style-name="T1_36">.</text:span><text:span text:style-name="T1_37">RODRIGO</text:span><text:span text:style-name="T1_38"><text:s/></text:span><text:span text:style-name="T1_39">ESPER</text:span><text:span text:style-name="T1_40">,<text:s/></text:span><text:span text:style-name="T1_41">Julho</text:span><text:span text:style-name="T1_42"><text:s/></text:span><text:span text:style-name="T1_43">de</text:span><text:span text:style-name="T1_44"><text:s/>2009</text:span></text:p>
      <text:p text:style-name="P2"/>
      <text:p text:style-name="P3"/>
      <text:p text:style-name="P4"/>
      <text:p text:style-name="P5"><text:span text:style-name="T5_1">GDD</text:span><text:span text:style-name="T5_2"><text:s/></text:span><text:span text:style-name="T5_3">Tower</text:span><text:span text:style-name="T5_4"><text:s/></text:span><text:span text:style-name="T5_5">Defense</text:span><text:span text:style-name="T5_6"><text:s/></text:span><text:span text:style-name="T5_7">Bagual</text:span></text:p>
      <text:p text:style-name="P6"/>
      <text:p text:style-name="P7"/>
      <text:p text:style-name="P8"/>
      <text:h text:style-name="P9" text:outline-level="10"><text:bookmark-start text:name="h.e8b1se4oyh3y"/><text:bookmark-end text:name="h.e8b1se4oyh3y"/><text:span text:style-name="T9_1">01.</text:span><text:span text:style-name="T9_2"><text:s/><text:tab/></text:span><text:span text:style-name="T9_3">Apresentação</text:span></text:h>
      <text:p text:style-name="P10"/>
      <text:list text:style-name="LS1" xml:id="list0">
        <text:list-item>
          <text:p text:style-name="P11"><text:span text:style-name="T11_1">-<text:s/></text:span><text:span text:style-name="T11_2">Breve</text:span><text:span text:style-name="T11_3"><text:s/></text:span><text:span text:style-name="T11_4">introdução</text:span><text:span text:style-name="T11_5"><text:s/></text:span><text:span text:style-name="T11_6">ao</text:span><text:span text:style-name="T11_7"><text:s/></text:span><text:span text:style-name="T11_8">título</text:span></text:p>
        </text:list-item>
        <text:list-item>
          <text:p text:style-name="P12"><text:span text:style-name="T12_1">-<text:s/></text:span><text:span text:style-name="T12_2">Gameplay</text:span><text:span text:style-name="T12_3"><text:s/></text:span><text:span text:style-name="T12_4">Overview</text:span><text:span text:style-name="T12_5">|<text:s/></text:span><text:span text:style-name="T12_6">Breve</text:span><text:span text:style-name="T12_7"><text:s/></text:span><text:span text:style-name="T12_8">descrição</text:span><text:span text:style-name="T12_9"><text:s/></text:span><text:span text:style-name="T12_10">dos</text:span><text:span text:style-name="T12_11"><text:s/></text:span><text:span text:style-name="T12_12">elementos</text:span><text:span text:style-name="T12_13"><text:s/></text:span><text:span text:style-name="T12_14">gerais</text:span><text:span text:style-name="T12_15"><text:s/></text:span><text:span text:style-name="T12_16">.</text:span><text:span text:style-name="T12_17"><text:s/></text:span></text:p>
        </text:list-item>
        <text:list-item>
          <text:p text:style-name="P13"><text:span text:style-name="T13_1">-<text:s/></text:span><text:span text:style-name="T13_2">Gênero</text:span><text:span text:style-name="T13_3">,<text:s/></text:span><text:span text:style-name="T13_4">semelhanças</text:span><text:span text:style-name="T13_5"><text:s/></text:span><text:span text:style-name="T13_6">e</text:span><text:span text:style-name="T13_7"><text:s/></text:span><text:span text:style-name="T13_8">diferenças</text:span><text:span text:style-name="T13_9"><text:s/></text:span><text:span text:style-name="T13_10">de</text:span><text:span text:style-name="T13_11"><text:s/></text:span><text:span text:style-name="T13_12">outros</text:span><text:span text:style-name="T13_13"><text:s/></text:span><text:span text:style-name="T13_14">títulos</text:span></text:p>
        </text:list-item>
        <text:list-item>
          <text:p text:style-name="P14"><text:span text:style-name="T14_1">-<text:s/></text:span><text:span text:style-name="T14_2">Principais</text:span><text:span text:style-name="T14_3"><text:s/></text:span><text:span text:style-name="T14_4">elementos</text:span><text:span text:style-name="T14_5"><text:s/></text:span><text:span text:style-name="T14_6">de</text:span><text:span text:style-name="T14_7"><text:s/></text:span><text:span text:style-name="T14_8">diferenciação</text:span><text:span text:style-name="T14_9"><text:s/></text:span><text:span text:style-name="T14_10">no</text:span><text:span text:style-name="T14_11"><text:s/></text:span><text:span text:style-name="T14_12">mercado</text:span></text:p>
        </text:list-item>
        <text:list-item>
          <text:p text:style-name="P15"><text:span text:style-name="T15_1">-<text:s/></text:span><text:span text:style-name="T15_2">Público</text:span><text:span text:style-name="T15_3"><text:s/></text:span><text:span text:style-name="T15_4">e</text:span><text:span text:style-name="T15_5"><text:s/></text:span><text:span text:style-name="T15_6">Mercado</text:span><text:span text:style-name="T15_7"><text:s/></text:span><text:span text:style-name="T15_8">Alvos</text:span></text:p>
        </text:list-item>
        <text:list-item>
          <text:p text:style-name="P16"><text:span text:style-name="T16_1">-<text:s/></text:span><text:span text:style-name="T16_2">Game</text:span><text:span text:style-name="T16_3"><text:s/></text:span><text:span text:style-name="T16_4">Flow</text:span><text:span text:style-name="T16_5">|<text:s/></text:span><text:span text:style-name="T16_6">Expectativa</text:span><text:span text:style-name="T16_7"><text:s/></text:span><text:span text:style-name="T16_8">de</text:span><text:span text:style-name="T16_9"><text:s/></text:span><text:span text:style-name="T16_10">como</text:span><text:span text:style-name="T16_11"><text:s/></text:span><text:span text:style-name="T16_12">e</text:span><text:span text:style-name="T16_13"><text:s/></text:span><text:span text:style-name="T16_14">quanto</text:span><text:span text:style-name="T16_15"><text:s/></text:span><text:span text:style-name="T16_16">tempo</text:span><text:span text:style-name="T16_17"><text:s/></text:span><text:span text:style-name="T16_18">será</text:span><text:span text:style-name="T16_19"><text:s/></text:span><text:span text:style-name="T16_20">gasto</text:span><text:span text:style-name="T16_21"><text:s/></text:span><text:span text:style-name="T16_22">pelo</text:span><text:span text:style-name="T16_23"><text:s/></text:span><text:span text:style-name="T16_24">usuário</text:span><text:span text:style-name="T16_25">,<text:s/></text:span><text:span text:style-name="T16_26">também</text:span><text:span text:style-name="T16_27"><text:s/></text:span><text:span text:style-name="T16_28">modelode</text:span><text:span text:style-name="T16_29"><text:s/></text:span><text:span text:style-name="T16_30">narrativa</text:span><text:span text:style-name="T16_31">,<text:s/></text:span><text:span text:style-name="T16_32">e</text:span><text:span text:style-name="T16_33"><text:s/></text:span><text:span text:style-name="T16_34">condições</text:span><text:span text:style-name="T16_35"><text:s/></text:span><text:span text:style-name="T16_36">de</text:span><text:span text:style-name="T16_37"><text:s/></text:span><text:span text:style-name="T16_38">término</text:span><text:span text:style-name="T16_39"><text:s/></text:span><text:span text:style-name="T16_40">do</text:span><text:span text:style-name="T16_41"><text:s/></text:span><text:span text:style-name="T16_42">jogo</text:span><text:span text:style-name="T16_43">.</text:span><text:span text:style-name="T16_44"><text:s/></text:span></text:p>
        </text:list-item>
        <text:list-item>
          <text:p text:style-name="P17"><text:span text:style-name="T17_1">-<text:s/></text:span><text:span text:style-name="T17_2">Look</text:span><text:span text:style-name="T17_3"><text:s/>&amp;<text:s/></text:span><text:span text:style-name="T17_4">Feel</text:span><text:span text:style-name="T17_5">|</text:span><text:span text:style-name="T17_6"><text:s/></text:span><text:span text:style-name="T17_7">Expectativa</text:span><text:span text:style-name="T17_8"><text:s/></text:span><text:span text:style-name="T17_9">de</text:span><text:span text:style-name="T17_10"><text:s/></text:span><text:span text:style-name="T17_11">experiência</text:span><text:span text:style-name="T17_12"><text:s/></text:span><text:span text:style-name="T17_13">gerada</text:span><text:span text:style-name="T17_14"><text:s/></text:span><text:span text:style-name="T17_15">com</text:span><text:span text:style-name="T17_16"><text:s/></text:span><text:span text:style-name="T17_17">o</text:span><text:span text:style-name="T17_18"><text:s/></text:span><text:span text:style-name="T17_19">uso</text:span><text:span text:style-name="T17_20"><text:s/></text:span><text:span text:style-name="T17_21">do</text:span><text:span text:style-name="T17_22"><text:s/></text:span><text:span text:style-name="T17_23">produto</text:span><text:span text:style-name="T17_24"><text:s/></text:span><text:span text:style-name="T17_25">final</text:span><text:span text:style-name="T17_26">,<text:s/></text:span><text:span text:style-name="T17_27">levando</text:span><text:span text:style-name="T17_28"><text:s/></text:span><text:span text:style-name="T17_29">emconsideração</text:span><text:span text:style-name="T17_30"><text:s/></text:span><text:span text:style-name="T17_31">aspectos</text:span><text:span text:style-name="T17_32"><text:s/></text:span><text:span text:style-name="T17_33">de</text:span><text:span text:style-name="T17_34"><text:s/></text:span><text:span text:style-name="T17_35">gameplay</text:span><text:span text:style-name="T17_36">,<text:s/></text:span><text:span text:style-name="T17_37">arte</text:span><text:span text:style-name="T17_38"><text:s/></text:span><text:span text:style-name="T17_39">e</text:span><text:span text:style-name="T17_40"><text:s/></text:span><text:span text:style-name="T17_41">contexto</text:span><text:span text:style-name="T17_42"><text:s/></text:span><text:span text:style-name="T17_43">social</text:span><text:span text:style-name="T17_44">.</text:span><text:span text:style-name="T17_45"><text:s/></text:span></text:p>
        </text:list-item>
      </text:list>
      <text:h text:style-name="P18" text:outline-level="10"><text:bookmark-start text:name="h.1f4vmcwpzfif"/><text:bookmark-end text:name="h.1f4vmcwpzfif"/><text:span text:style-name="T18_1">02.</text:span><text:span text:style-name="T18_2"><text:tab/></text:span><text:span text:style-name="T18_3">Mecânica</text:span><text:span text:style-name="T18_4"><text:s/></text:span><text:span text:style-name="T18_5">do</text:span><text:span text:style-name="T18_6"><text:s/></text:span><text:span text:style-name="T18_7">Jogo</text:span></text:h>
      <text:list text:style-name="LS2" xml:id="list7">
        <text:list-item>
          <text:p text:style-name="P19"><text:span text:style-name="T19_1">M</text:span><text:span text:style-name="T19_2">ecânica</text:span><text:span text:style-name="T19_3"><text:s/></text:span><text:span text:style-name="T19_4">Básica</text:span><text:span text:style-name="T19_5"><text:s/></text:span><text:span text:style-name="T19_6">de</text:span><text:span text:style-name="T19_7"><text:s/></text:span><text:span text:style-name="T19_8">Expl</text:span><text:span text:style-name="T19_9">oração</text:span></text:p>
          <text:list>
            <text:list-item>
              <text:p text:style-name="P20"><text:span text:style-name="T20_1">-<text:s/></text:span><text:span text:style-name="T20_2">Habilidades</text:span><text:span text:style-name="T20_3"><text:s/></text:span><text:span text:style-name="T20_4">Inertes</text:span></text:p>
            </text:list-item>
            <text:list-item>
              <text:p text:style-name="P21"><text:span text:style-name="T21_1">-<text:s/></text:span><text:span text:style-name="T21_2">Interação</text:span><text:span text:style-name="T21_3"><text:s/></text:span><text:span text:style-name="T21_4">com</text:span><text:span text:style-name="T21_5"><text:s/></text:span><text:span text:style-name="T21_6">NPCs</text:span><text:span text:style-name="T21_7"><text:s/></text:span><text:span text:style-name="T21_8">e</text:span><text:span text:style-name="T21_9"><text:s/></text:span><text:span text:style-name="T21_10">Cutscenes</text:span><text:span text:style-name="T21_11">(</text:span><text:span text:style-name="T21_12">como</text:span><text:span text:style-name="T21_13"><text:s/></text:span><text:span text:style-name="T21_14">serão</text:span><text:span text:style-name="T21_15"><text:s/></text:span><text:span text:style-name="T21_16">os</text:span><text:span text:style-name="T21_17"><text:s/></text:span><text:span text:style-name="T21_18">diálogos</text:span><text:span text:style-name="T21_19">,<text:s/></text:span><text:span text:style-name="T21_20">cutscenes</text:span><text:span text:style-name="T21_21">,<text:s/></text:span><text:span text:style-name="T21_22">interação</text:span><text:span text:style-name="T21_23"><text:s/></text:span><text:span text:style-name="T21_24">do</text:span><text:span text:style-name="T21_25"><text:s/></text:span><text:span text:style-name="T21_26">usuáriodurante</text:span><text:span text:style-name="T21_27"><text:s/></text:span><text:span text:style-name="T21_28">esses</text:span><text:span text:style-name="T21_29"><text:s/></text:span><text:span text:style-name="T21_30">momentos</text:span><text:span text:style-name="T21_31">,<text:s/></text:span><text:span text:style-name="T21_32">etc</text:span><text:span text:style-name="T21_33">).</text:span><text:span text:style-name="T21_34"><text:s/></text:span></text:p>
            </text:list-item>
          </text:list>
        </text:list-item>
        <text:list-item>
          <text:p text:style-name="P22"><text:span text:style-name="T22_1">M</text:span><text:span text:style-name="T22_2">ecânica</text:span><text:span text:style-name="T22_3"><text:s/></text:span><text:span text:style-name="T22_4">Básica</text:span><text:span text:style-name="T22_5"><text:s/></text:span><text:span text:style-name="T22_6">de</text:span><text:span text:style-name="T22_7"><text:s/></text:span><text:span text:style-name="T22_8">Combate</text:span></text:p>
          <text:list>
            <text:list-item>
              <text:p text:style-name="P23"><text:span text:style-name="T23_1"><text:s/></text:span><text:span text:style-name="T23_2">-<text:s/></text:span><text:span text:style-name="T23_3">Ações</text:span><text:span text:style-name="T23_4"><text:s/></text:span><text:span text:style-name="T23_5">de</text:span><text:span text:style-name="T23_6"><text:s/></text:span><text:span text:style-name="T23_7">Combate</text:span><text:span text:style-name="T23_8"><text:s/></text:span></text:p>
            </text:list-item>
            <text:list-item>
              <text:p text:style-name="P24"><text:span text:style-name="T24_1">-<text:s/></text:span><text:span text:style-name="T24_2">Atributos</text:span><text:span text:style-name="T24_3"><text:s/></text:span><text:span text:style-name="T24_4">Principais</text:span></text:p>
            </text:list-item>
            <text:list-item>
              <text:p text:style-name="P25"><text:span text:style-name="T25_1"><text:s/></text:span><text:span text:style-name="T25_2">-<text:s/></text:span><text:span text:style-name="T25_3">Valores</text:span><text:span text:style-name="T25_4"><text:s/></text:span></text:p>
            </text:list-item>
            <text:list-item>
              <text:p text:style-name="P26"><text:span text:style-name="T26_1">-<text:s/></text:span><text:span text:style-name="T26_2">Ataque</text:span><text:span text:style-name="T26_3"><text:s/></text:span><text:span text:style-name="T26_4">físico</text:span></text:p>
            </text:list-item>
            <text:list-item>
              <text:p text:style-name="P27"><text:span text:style-name="T27_1"><text:s/></text:span><text:span text:style-name="T27_2">-<text:s/></text:span><text:span text:style-name="T27_3">Ataques</text:span><text:span text:style-name="T27_4"><text:s/></text:span><text:span text:style-name="T27_5">especiais</text:span></text:p>
            </text:list-item>
            <text:list-item>
              <text:p text:style-name="P28"><text:span text:style-name="T28_1"><text:s/></text:span><text:span text:style-name="T28_2">-<text:s/></text:span><text:span text:style-name="T28_3">Magias</text:span><text:span text:style-name="T28_4">02.2.3.4</text:span></text:p>
            </text:list-item>
            <text:list-item>
              <text:p text:style-name="P29"><text:span text:style-name="T29_1"><text:s/></text:span><text:span text:style-name="T29_2">-<text:s/></text:span><text:span text:style-name="T29_3">Dano</text:span><text:span text:style-name="T29_4"><text:s/></text:span><text:span text:style-name="T29_5">crítico</text:span></text:p>
            </text:list-item>
          </text:list>
        </text:list-item>
      </text:list>
      <text:p text:style-name="P30"><text:span text:style-name="T30_1"><text:tab/><text:tab/></text:span></text:p>
      <text:p text:style-name="P31"/>
      <text:p text:style-name="P32"/>
      <text:h text:style-name="P33" text:outline-level="10"><text:bookmark-start text:name="h.eeobihat1jky"/><text:bookmark-end text:name="h.eeobihat1jky"/><text:span text:style-name="T33_1">03.<text:tab/></text:span><text:span text:style-name="T33_2">Detalhamento</text:span><text:span text:style-name="T33_3"><text:s/></text:span><text:span text:style-name="T33_4">Técnico</text:span></text:h>
      <text:list text:style-name="LS3" xml:id="list18">
        <text:list-item>
          <text:p text:style-name="P34"><text:span text:style-name="T34_1">-<text:s/></text:span><text:span text:style-name="T34_2">Hardware</text:span><text:span text:style-name="T34_3">|<text:s/></text:span><text:span text:style-name="T34_4">Console</text:span><text:span text:style-name="T34_5">,<text:s/></text:span><text:span text:style-name="T34_6">PC</text:span><text:span text:style-name="T34_7">,<text:s/></text:span><text:span text:style-name="T34_8">etc</text:span></text:p>
        </text:list-item>
        <text:list-item>
          <text:p text:style-name="P35"><text:span text:style-name="T35_1">-<text:s/></text:span><text:span text:style-name="T35_2">Software</text:span><text:span text:style-name="T35_3">|<text:s/></text:span><text:span text:style-name="T35_4">Todos</text:span><text:span text:style-name="T35_5"><text:s/></text:span><text:span text:style-name="T35_6">os</text:span><text:span text:style-name="T35_7"><text:s/></text:span><text:span text:style-name="T35_8">programas</text:span><text:span text:style-name="T35_9"><text:s/></text:span><text:span text:style-name="T35_10">usados</text:span><text:span text:style-name="T35_11"><text:s/></text:span><text:span text:style-name="T35_12">durante</text:span><text:span text:style-name="T35_13"><text:s/></text:span><text:span text:style-name="T35_14">toda</text:span><text:span text:style-name="T35_15"><text:s/></text:span><text:span text:style-name="T35_16">a</text:span><text:span text:style-name="T35_17"><text:s/></text:span><text:span text:style-name="T35_18">produção</text:span><text:span text:style-name="T35_19">.</text:span><text:span text:style-name="T35_20"><text:s/></text:span></text:p>
        </text:list-item>
        <text:list-item>
          <text:p text:style-name="P36"><text:span text:style-name="T36_1">-<text:s/></text:span><text:span text:style-name="T36_2">Engine</text:span></text:p>
        </text:list-item>
        <text:list-item>
          <text:p text:style-name="P37"><text:span text:style-name="T37_1">-<text:s/></text:span><text:span text:style-name="T37_2">Editor</text:span><text:span text:style-name="T37_3"><text:s/></text:span><text:span text:style-name="T37_4">de</text:span><text:span text:style-name="T37_5"><text:s/></text:span><text:span text:style-name="T37_6">nível</text:span></text:p>
        </text:list-item>
        <text:list-item>
          <text:p text:style-name="P38"><text:span text:style-name="T38_1">-<text:s/></text:span><text:span text:style-name="T38_2">I</text:span><text:span text:style-name="T38_3">.</text:span><text:span text:style-name="T38_4">A</text:span></text:p>
        </text:list-item>
      </text:list>
      <text:p text:style-name="P39"><text:span text:style-name="T39_1"><text:s/></text:span></text:p>
      <text:p text:style-name="P40"><text:span text:style-name="T40_1"><text:s text:c="2"/></text:span></text:p>
      <text:h text:style-name="P41" text:outline-level="10"><text:bookmark-start text:name="h.1afvju7m7gu9"/><text:bookmark-end text:name="h.1afvju7m7gu9"/><text:span text:style-name="T41_1">04.</text:span><text:span text:style-name="T41_2"><text:tab/></text:span><text:span text:style-name="T41_3">Arte</text:span></text:h>
      <text:list text:style-name="LS4" xml:id="list23">
        <text:list-item>
          <text:p text:style-name="P42"><text:span text:style-name="T42_1"><text:s/></text:span><text:span text:style-name="T42_2">-<text:s/></text:span><text:span text:style-name="T42_3">Resumo</text:span><text:span text:style-name="T42_4"><text:s/></text:span><text:span text:style-name="T42_5">do</text:span><text:span text:style-name="T42_6"><text:s/></text:span><text:span text:style-name="T42_7">Estilo</text:span></text:p>
        </text:list-item>
        <text:list-item>
          <text:p text:style-name="P43"><text:span text:style-name="T43_1">-<text:s/></text:span><text:span text:style-name="T43_2">Principais</text:span><text:span text:style-name="T43_3"><text:s/></text:span><text:span text:style-name="T43_4">Referências</text:span><text:span text:style-name="T43_5">|<text:s/></text:span><text:span text:style-name="T43_6">Referências</text:span><text:span text:style-name="T43_7"><text:s/></text:span><text:span text:style-name="T43_8">artísticas</text:span><text:span text:style-name="T43_9"><text:s/></text:span><text:span text:style-name="T43_10">e</text:span><text:span text:style-name="T43_11"><text:s/></text:span><text:span text:style-name="T43_12">reais</text:span><text:span text:style-name="T43_13">.</text:span><text:span text:style-name="T43_14"><text:s/></text:span></text:p>
        </text:list-item>
        <text:list-item>
          <text:p text:style-name="P44"><text:span text:style-name="T44_1">-<text:s/></text:span><text:span text:style-name="T44_2">Concept</text:span><text:span text:style-name="T44_3"><text:s/></text:span><text:span text:style-name="T44_4">Art</text:span><text:span text:style-name="T44_5">|<text:s/></text:span><text:span text:style-name="T44_6">Exemplos</text:span><text:span text:style-name="T44_7"><text:s/></text:span><text:span text:style-name="T44_8">de</text:span><text:span text:style-name="T44_9"><text:s/></text:span><text:span text:style-name="T44_10">cada</text:span><text:span text:style-name="T44_11">.<text:s/></text:span><text:span text:style-name="T44_12">Documento</text:span><text:span text:style-name="T44_13"><text:s/></text:span><text:span text:style-name="T44_14">contendo</text:span><text:span text:style-name="T44_15"><text:s/></text:span><text:span text:style-name="T44_16">todos</text:span><text:span text:style-name="T44_17"><text:s/></text:span><text:span text:style-name="T44_18">estes</text:span><text:span text:style-name="T44_19"><text:s/></text:span><text:span text:style-name="T44_20">a</text:span><text:span text:style-name="T44_21"><text:s/></text:span><text:span text:style-name="T44_22">parte</text:span><text:span text:style-name="T44_23">.</text:span><text:span text:style-name="T44_24"><text:s/></text:span></text:p>
        </text:list-item>
        <text:list-item>
          <text:p text:style-name="P45"><text:span text:style-name="T45_1">-<text:s/></text:span><text:span text:style-name="T45_2">Personagens</text:span></text:p>
        </text:list-item>
        <text:list-item>
          <text:p text:style-name="P46"><text:span text:style-name="T46_1">-<text:s/></text:span><text:span text:style-name="T46_2">Cenários</text:span></text:p>
        </text:list-item>
        <text:list-item>
          <text:p text:style-name="P47"><text:span text:style-name="T47_1">-<text:s/></text:span><text:span text:style-name="T47_2">Objetos</text:span></text:p>
        </text:list-item>
        <text:list-item>
          <text:p text:style-name="P48"><text:span text:style-name="T48_1">-<text:s/></text:span><text:span text:style-name="T48_2">HUD</text:span><text:span text:style-name="T48_3">|<text:s/></text:span><text:span text:style-name="T48_4">Conceito</text:span><text:span text:style-name="T48_5"><text:s/></text:span><text:span text:style-name="T48_6">usado</text:span><text:span text:style-name="T48_7"><text:s/></text:span><text:span text:style-name="T48_8">para</text:span><text:span text:style-name="T48_9"><text:s/></text:span><text:span text:style-name="T48_10">criação</text:span><text:span text:style-name="T48_11"><text:s/></text:span><text:span text:style-name="T48_12">destas</text:span><text:span text:style-name="T48_13"><text:s/>+<text:s/></text:span><text:span text:style-name="T48_14">exemplos</text:span><text:span text:style-name="T48_15">.</text:span><text:span text:style-name="T48_16"><text:s/></text:span></text:p>
        </text:list-item>
        <text:list-item>
          <text:p text:style-name="P49"><text:span text:style-name="T49_1">-<text:s/></text:span><text:span text:style-name="T49_2">Animação</text:span><text:span text:style-name="T49_3">|<text:s/></text:span><text:span text:style-name="T49_4">Resumo</text:span><text:span text:style-name="T49_5"><text:s/></text:span><text:span text:style-name="T49_6">dos</text:span><text:span text:style-name="T49_7"><text:s/></text:span><text:span text:style-name="T49_8">recursos</text:span><text:span text:style-name="T49_9"><text:s/></text:span><text:span text:style-name="T49_10">usados</text:span><text:span text:style-name="T49_11"><text:s/></text:span><text:span text:style-name="T49_12">e</text:span><text:span text:style-name="T49_13"><text:s/></text:span><text:span text:style-name="T49_14">aplicação</text:span><text:span text:style-name="T49_15"><text:s/></text:span><text:span text:style-name="T49_16">dos</text:span><text:span text:style-name="T49_17"><text:s/></text:span><text:span text:style-name="T49_18">sprites</text:span><text:span text:style-name="T49_19"><text:s/></text:span><text:span text:style-name="T49_20">no</text:span><text:span text:style-name="T49_21"><text:s/></text:span><text:span text:style-name="T49_22">jogo</text:span><text:span text:style-name="T49_23">.</text:span></text:p>
        </text:list-item>
        <text:list-item>
          <text:p text:style-name="P50"><text:span text:style-name="T50_1">-<text:s/></text:span><text:span text:style-name="T50_2">Efeitos</text:span><text:span text:style-name="T50_3"><text:s/></text:span><text:span text:style-name="T50_4">Sonoros</text:span><text:span text:style-name="T50_5">|<text:s/></text:span><text:span text:style-name="T50_6">Resumo</text:span><text:span text:style-name="T50_7">.<text:s/></text:span><text:span text:style-name="T50_8">Documento</text:span><text:span text:style-name="T50_9"><text:s/></text:span><text:span text:style-name="T50_10">paralelo</text:span><text:span text:style-name="T50_11"><text:s/></text:span><text:span text:style-name="T50_12">para</text:span><text:span text:style-name="T50_13"><text:s/></text:span><text:span text:style-name="T50_14">tudo</text:span><text:span text:style-name="T50_15"><text:s/></text:span><text:span text:style-name="T50_16">relacionado</text:span><text:span text:style-name="T50_17"><text:s/></text:span><text:span text:style-name="T50_18">a</text:span><text:span text:style-name="T50_19"><text:s/></text:span><text:span text:style-name="T50_20">som</text:span>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h text:style-name="P69" text:outline-level="10"><text:bookmark-start text:name="h.p8tthv55qk5i"/><text:bookmark-end text:name="h.p8tthv55qk5i"/><text:span text:style-name="T69_1">Documentação</text:span><text:span text:style-name="T69_2"><text:s/></text:span><text:span text:style-name="T69_3">adicional</text:span><text:span text:style-name="T69_4">:</text:span></text:h>
      <text:p text:style-name="P70"/>
      <text:list text:style-name="LS5" xml:id="list32">
        <text:list-item>
          <text:h text:style-name="P71" text:outline-level="10"><text:bookmark-start text:name="h.u3xigiiqrkut"/><text:bookmark-end text:name="h.u3xigiiqrkut"/><text:span text:style-name="T71_1">Banco</text:span><text:span text:style-name="T71_2"><text:s/></text:span><text:span text:style-name="T71_3">de</text:span><text:span text:style-name="T71_4"><text:s/></text:span><text:span text:style-name="T71_5">dados</text:span></text:h>
          <text:list>
            <text:list-item>
              <text:p text:style-name="P72"><text:span text:style-name="T72_1">NYI</text:span></text:p>
            </text:list-item>
          </text:list>
        </text:list-item>
        <text:list-item>
          <text:h text:style-name="P73" text:outline-level="10"><text:bookmark-start text:name="h.42aj9o3rbk2u"/><text:bookmark-end text:name="h.42aj9o3rbk2u"/><text:span text:style-name="T73_1">Roteiro</text:span><text:span text:style-name="T73_2"><text:s/></text:span><text:span text:style-name="T73_3">de</text:span><text:span text:style-name="T73_4"><text:s/></text:span><text:span text:style-name="T73_5">níveis</text:span></text:h>
          <text:list>
            <text:list-item>
              <text:p text:style-name="P74"><text:span text:style-name="T74_1">NYI</text:span></text:p>
            </text:list-item>
          </text:list>
        </text:list-item>
        <text:list-item>
          <text:h text:style-name="P75" text:outline-level="10"><text:bookmark-start text:name="h.k2fnmjn7qbph"/><text:bookmark-end text:name="h.k2fnmjn7qbph"/><text:span text:style-name="T75_1">Level</text:span><text:span text:style-name="T75_2"><text:s/></text:span><text:span text:style-name="T75_3">Design</text:span></text:h>
          <text:list>
            <text:list-item>
              <text:p text:style-name="P76"><text:span text:style-name="T76_1">NYI</text:span></text:p>
            </text:list-item>
          </text:list>
        </text:list-item>
        <text:list-item>
          <text:h text:style-name="P77" text:outline-level="10"><text:bookmark-start text:name="h.6r98txq03cyf"/><text:bookmark-end text:name="h.6r98txq03cyf"/><text:span text:style-name="T77_1">Arte</text:span></text:h>
          <text:list>
            <text:list-item>
              <text:p text:style-name="P78"><text:span text:style-name="T78_1">NYI</text:span></text:p>
            </text:list-item>
          </text:list>
        </text:list-item>
        <text:list-item>
          <text:h text:style-name="P79" text:outline-level="10"><text:bookmark-start text:name="h.w0ytl4bv87mo"/><text:bookmark-end text:name="h.w0ytl4bv87mo"/><text:span text:style-name="T79_1">Som</text:span></text:h>
          <text:list>
            <text:list-item>
              <text:p text:style-name="P80"><text:span text:style-name="T80_1">NYI</text:span></text:p>
            </text:list-item>
          </text:list>
        </text:list-item>
      </text:list>
      <text:h text:style-name="P81" text:outline-level="10"><text:bookmark-start text:name="h.u4j46lql7chd"/><text:bookmark-end text:name="h.u4j46lql7chd"/></text:h>
      <text:h text:style-name="P82" text:outline-level="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1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2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3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4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5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6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7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style:style style:name="List1Level8" style:family="text">
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0pt" style:font-name-asian="Comic Sans MS" style:font-size-asian="10pt" style:font-name-complex="Comic Sans MS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1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2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3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4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5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6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7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style:style style:name="List2Level8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bold" style:font-weight-asian="bold" style:font-weight-complex="bold" style:text-underline-style="none"/>
      </text:list-level-style-number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Comic Sans MS" fo:font-size="11pt" style:font-name-asian="Comic Sans MS" style:font-size-asian="11pt" style:font-name-complex="Comic Sans MS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